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e9d1" officeooo:paragraph-rsid="0018e9d1"/>
    </style:style>
    <style:style style:name="P2" style:family="paragraph" style:parent-style-name="Standard">
      <style:paragraph-properties fo:text-align="center" style:justify-single-word="false"/>
      <style:text-properties officeooo:rsid="0018e9d1" officeooo:paragraph-rsid="0018e9d1"/>
    </style:style>
    <style:style style:name="P3" style:family="paragraph" style:parent-style-name="Standard">
      <style:paragraph-properties fo:text-align="start" style:justify-single-word="false"/>
      <style:text-properties officeooo:rsid="0018e9d1" officeooo:paragraph-rsid="0018e9d1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e9d1" officeooo:paragraph-rsid="001a4de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e9d1" officeooo:paragraph-rsid="001f2a1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e9d1" officeooo:paragraph-rsid="001f2a1e" style:font-weight-asian="normal" style:font-weight-complex="normal"/>
    </style:style>
    <style:style style:name="P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weight="normal" officeooo:rsid="0018e9d1" officeooo:paragraph-rsid="001f2a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e9d1" officeooo:paragraph-rsid="00216a8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4de2" officeooo:paragraph-rsid="001a4de2" style:font-weight-asian="bold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-color="#ffffff"/>
      <style:paragraph-properties style:writing-mode="lr-tb"/>
      <style:text-properties fo:font-size="7pt" style:font-size-asian="7pt" style:font-size-complex="7pt"/>
    </style:style>
    <style:style style:name="P15" style:family="paragraph"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font-size="12pt"/>
    </style:style>
    <style:style style:name="P18" style:family="paragraph">
      <style:paragraph-properties style:writing-mode="lr-tb"/>
      <style:text-properties fo:font-size="12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de2" style:font-weight-asian="normal" style:font-weight-complex="normal"/>
    </style:style>
    <style:style style:name="T4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5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6" style:family="text">
      <style:text-properties fo:color="#8888c6" loext:opacity="100%" style:font-name="JetBrains Mono" fo:font-size="10pt" fo:font-style="normal" style:font-size-asian="10pt" style:font-style-asian="normal"/>
    </style:style>
    <style:style style:name="T7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8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a9b7c6" loext:opacity="100%" style:font-name="JetBrains Mono1" fo:font-size="10.5pt" style:font-name-asian="JetBrains Mono1" style:font-size-asian="10.5pt" style:font-name-complex="JetBrains Mono1" style:font-size-complex="10.5pt"/>
    </style:style>
    <style:style style:name="T11" style:family="text">
      <style:text-properties fo:color="#6897bb" loext:opacity="100%" style:font-name="JetBrains Mono1" fo:font-size="10.5pt" style:font-name-asian="JetBrains Mono1" style:font-size-asian="10.5pt" style:font-name-complex="JetBrains Mono1" style:font-size-complex="10.5pt"/>
    </style:style>
    <style:style style:name="T12" style:family="text">
      <style:text-properties fo:color="#cc7832" loext:opacity="100%" style:font-name="JetBrains Mono1" fo:font-size="10.5pt" style:font-name-asian="JetBrains Mono1" style:font-size-asian="10.5pt" style:font-name-complex="JetBrains Mono1" style:font-size-complex="10.5pt"/>
    </style:style>
    <style:style style:name="T13" style:family="text">
      <style:text-properties fo:font-size="12pt"/>
    </style:style>
    <style:style style:name="T14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15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gr1" style:family="graphic">
      <style:graphic-properties draw:fill-color="#ffffff" draw:textarea-horizontal-align="justify" draw:textarea-vertical-align="middle" draw:auto-grow-height="false" fo:min-height="1.406cm" fo:min-width="3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159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02cm" fo:min-width="3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2.602cm" fo:min-width="4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59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087cm" fo:min-width="3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24cm" fo:min-width="2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462cm" fo:min-width="2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04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261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61cm" fo:min-width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3 Павлова В.А</text:p>
      <text:p text:style-name="P2">Отчет</text:p>
      <text:p text:style-name="P2">Практическое задание № 3</text:p>
      <text:p text:style-name="P3"><text:span text:style-name="T1">Тема:</text:span> составление программ ветвящейся структуры в IDE PC Community.</text:p>
      <text:p text:style-name="P3"><text:span text:style-name="T1">Цель:</text:span> закрепить усвоенные знания, понятия, алгоритмы, основные принципы</text:p>
      <text:p text:style-name="P3">составления программ ветвящейся структуры , приобрести навыки составления программ в IDE PC Community.</text:p>
      <text:p text:style-name="P4">Постановка задачи: 1) <text:span text:style-name="T2">Даны 3 целых числа A,B,C. Проверить истинность высказывания</text:span><text:span text:style-name="T3">: «Ровно 2 числа из A, B, C являются положительными».</text:span></text:p>
      <text:p text:style-name="P9"><draw:custom-shape text:anchor-type="paragraph" draw:z-index="0" draw:name="Фигура 1" draw:style-name="gr8" draw:text-style-name="P11" svg:width="2.911cm" svg:height="1.618cm" svg:x="5.075cm" svg:y="0.878cm"><text:p text:style-name="P10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5" svg:width="0.295cm" svg:height="1.324cm" svg:x="6.516cm" svg:y="2.4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Фигура 3" draw:style-name="gr7" draw:text-style-name="P11" svg:width="3.881cm" svg:height="1.971cm" svg:x="4.487cm" svg:y="3.935cm"><text:p text:style-name="P10">Ввод a,b,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Фигура 4" draw:style-name="gr11" svg:width="0.324cm" svg:height="1.442cm" svg:x="6.105cm" svg:y="5.9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 6" draw:style-name="gr6" draw:text-style-name="P16" svg:width="4cm" svg:height="2.087cm" svg:x="4.662cm" svg:y="7.671cm"><text:p text:style-name="P15">Проверка исключений</text:p><draw:enhanced-geometry svg:viewBox="0 0 21600 21600" draw:type="rectangle" draw:enhanced-path="M 0 0 L 21600 0 21600 21600 0 21600 0 0 Z N"/></draw:custom-shape><draw:custom-shape text:anchor-type="paragraph" draw:z-index="6" draw:name="Фигура 7" draw:style-name="gr11" svg:width="0.324cm" svg:height="1.442cm" svg:x="6.339cm" svg:y="9.7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8" draw:style-name="gr10" svg:width="0.53cm" svg:height="1.442cm" svg:x="6.339cm" svg:y="16.3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Фигура 9" draw:style-name="gr3" draw:text-style-name="P11" svg:width="5.116cm" svg:height="1.618cm" svg:x="3.93cm" svg:y="18.223cm"><text:p text:style-name="P10">Вывод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Фигура 10" draw:style-name="gr1" draw:text-style-name="P11" svg:width="3.617cm" svg:height="1.558cm" svg:x="4.898cm" svg:y="21.281cm"><text:p text:style-name="P10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Фигура 11" draw:style-name="gr9" svg:width="0.558cm" svg:height="1.147cm" svg:x="6.135cm" svg:y="19.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Фигура 5" draw:style-name="gr4" draw:text-style-name="P19" svg:width="8.349cm" svg:height="5.202cm" svg:x="2.461cm" svg:y="11.167cm"><text:p text:style-name="P17"><text:span text:style-name="T13">Условие</text:span></text:p><text:p text:style-name="P18"><text:span text:style-name="T13">If (</text:span><text:span text:style-name="T14">a &gt; </text:span><text:span text:style-name="T15">0 </text:span><text:span text:style-name="T16">and </text:span><text:span text:style-name="T14">b &gt; </text:span><text:span text:style-name="T15">0 </text:span><text:span text:style-name="T16">and </text:span><text:span text:style-name="T14">c &lt; </text:span><text:span text:style-name="T15">0</text:span><text:span text:style-name="T14">)</text:span></text:p><text:p text:style-name="P18"><text:span text:style-name="T14">or(a &lt; </text:span><text:span text:style-name="T15">0 </text:span><text:span text:style-name="T16">and </text:span><text:span text:style-name="T14">b &gt; </text:span><text:span text:style-name="T15">0 <text:s/></text:span><text:span text:style-name="T16">and </text:span><text:span text:style-name="T14">c &gt; </text:span><text:span text:style-name="T15">0</text:span><text:span text:style-name="T14">)</text:span></text:p><text:p text:style-name="P18"><text:span text:style-name="T13">or(</text:span><text:span text:style-name="T14">a &gt; </text:span><text:span text:style-name="T15">0 </text:span><text:span text:style-name="T16">and </text:span><text:span text:style-name="T14">b &lt; </text:span><text:span text:style-name="T15">0 <text:s/></text:span><text:span text:style-name="T16">and </text:span><text:span text:style-name="T14">c &gt; </text:span><text:span text:style-name="T15">0</text:span><text:span text:style-name="T13">)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Блок-схема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Постановка задачи: Даны 3 целых числа, одно из которых отлично от 2 других, равных между собой. Определить порядковый номер числа, отличного от остальных.</text:p>
      <text:p text:style-name="P6">Блок-схема:</text:p>
      <text:p text:style-name="P5"><draw:custom-shape text:anchor-type="paragraph" draw:z-index="11" draw:name="Фигура 12" draw:style-name="gr8" draw:text-style-name="P11" svg:width="2.911cm" svg:height="1.618cm" svg:x="5.075cm" svg:y="0.878cm"><text:p text:style-name="P10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Фигура 13" draw:style-name="gr5" svg:width="0.295cm" svg:height="1.324cm" svg:x="6.516cm" svg:y="2.4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Фигура 14" draw:style-name="gr7" draw:text-style-name="P11" svg:width="3.881cm" svg:height="1.971cm" svg:x="4.487cm" svg:y="3.935cm"><text:p text:style-name="P10">Ввод чисел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Фигура 15" draw:style-name="gr6" draw:text-style-name="P16" svg:width="4cm" svg:height="2.087cm" svg:x="4.415cm" svg:y="7.283cm"><text:p text:style-name="P15">Проверка исключений</text:p><draw:enhanced-geometry svg:viewBox="0 0 21600 21600" draw:type="rectangle" draw:enhanced-path="M 0 0 L 21600 0 21600 21600 0 21600 0 0 Z N"/></draw:custom-shape><draw:custom-shape text:anchor-type="paragraph" draw:z-index="15" draw:name="Фигура 16" draw:style-name="gr5" svg:width="0.295cm" svg:height="1.324cm" svg:x="6.198cm" svg:y="5.9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Фигура 17" draw:style-name="gr2" svg:width="0.41cm" svg:height="1.324cm" svg:x="6.154cm" svg:y="9.37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игура 18" draw:style-name="gr4" draw:text-style-name="P14" svg:width="8.349cm" svg:height="5.202cm" svg:x="2.037cm" svg:y="10.709cm"><text:p text:style-name="P12"><text:span text:style-name="T9">Условие</text:span></text:p><text:p text:style-name="P13"><text:span text:style-name="T9">If (</text:span><text:span text:style-name="T10">a == b</text:span><text:span text:style-name="T11"> </text:span><text:span text:style-name="T12">and </text:span><text:span text:style-name="T11">a</text:span><text:span text:style-name="T12"> !</text:span><text:span text:style-name="T10">=c and b!=c)</text:span></text:p><text:p text:style-name="P13"><text:span text:style-name="T10">or(a != b and a ==c and b!=c)</text:span></text:p><text:p text:style-name="P13"><text:span text:style-name="T9">or(</text:span><text:span text:style-name="T10">a </text:span><text:span text:style-name="T9">!= b and a!=c and b ==c)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Фигура 19" draw:style-name="gr3" draw:text-style-name="P11" svg:width="5.116cm" svg:height="1.618cm" svg:x="3.366cm" svg:y="17.447cm"><text:p text:style-name="P10">Вывод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9" draw:name="Фигура 20" draw:style-name="gr2" svg:width="0.41cm" svg:height="1.324cm" svg:x="5.943cm" svg:y="15.9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Фигура 21" draw:style-name="gr2" svg:width="0.41cm" svg:height="1.324cm" svg:x="5.766cm" svg:y="19.064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Фигура 22" draw:style-name="gr1" draw:text-style-name="P11" svg:width="3.617cm" svg:height="1.558cm" svg:x="4.122cm" svg:y="20.611cm"><text:p text:style-name="P10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\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Текст программы:</text:p>
      <text:p text:style-name="P7"><text:span text:style-name="T4">try</text:span><text:span text:style-name="T5">:</text:span><text:line-break/><text:span text:style-name="T5"> <text:s text:c="3"/>a = </text:span><text:span text:style-name="T6">int</text:span><text:span text:style-name="T5">(</text:span><text:span text:style-name="T6">input</text:span><text:span text:style-name="T5">())</text:span><text:line-break/><text:span text:style-name="T5"> <text:s text:c="3"/>b = </text:span><text:span text:style-name="T6">int</text:span><text:span text:style-name="T5">(</text:span><text:span text:style-name="T6">input</text:span><text:span text:style-name="T5">())</text:span><text:line-break/><text:span text:style-name="T5"> <text:s text:c="3"/>c = </text:span><text:span text:style-name="T6">int</text:span><text:span text:style-name="T5">(</text:span><text:span text:style-name="T6">input</text:span><text:span text:style-name="T5">())</text:span><text:line-break/><text:line-break/><text:span text:style-name="T5"> <text:s text:c="3"/></text:span><text:span text:style-name="T4">if </text:span><text:span text:style-name="T5">(a &gt; </text:span><text:span text:style-name="T7">0 </text:span><text:span text:style-name="T4">and </text:span><text:span text:style-name="T5">b &gt; </text:span><text:span text:style-name="T7">0 </text:span><text:span text:style-name="T4">and </text:span><text:span text:style-name="T5">c &lt; </text:span><text:span text:style-name="T7">0</text:span><text:span text:style-name="T5">) </text:span><text:span text:style-name="T4">or </text:span><text:span text:style-name="T5">(a &lt; </text:span><text:span text:style-name="T7">0 </text:span><text:span text:style-name="T4">and </text:span><text:span text:style-name="T5">b &gt; </text:span><text:span text:style-name="T7">0 <text:s/></text:span><text:span text:style-name="T4">and </text:span><text:span text:style-name="T5">c &gt; </text:span><text:span text:style-name="T7">0</text:span><text:span text:style-name="T5">) </text:span><text:span text:style-name="T4">or </text:span><text:span text:style-name="T5">(a &gt; </text:span><text:span text:style-name="T7">0 </text:span><text:span text:style-name="T4">and </text:span><text:span text:style-name="T5">b &lt; </text:span><text:span text:style-name="T7">0 <text:s/></text:span><text:span text:style-name="T4">and </text:span><text:span text:style-name="T5">c &gt; </text:span><text:span text:style-name="T7">0</text:span><text:span text:style-name="T5">):</text:span><text:line-break/><text:span text:style-name="T5"> <text:s text:c="7"/></text:span><text:span text:style-name="T6">print</text:span><text:span text:style-name="T5">(</text:span><text:span text:style-name="T8">"Ровно 2 из них положительны"</text:span><text:span text:style-name="T5">)</text:span><text:line-break/><text:span text:style-name="T5"> <text:s text:c="3"/></text:span><text:span text:style-name="T4">else</text:span><text:span text:style-name="T5">:</text:span><text:line-break/><text:span text:style-name="T5"> <text:s text:c="7"/></text:span><text:span text:style-name="T6">print</text:span><text:span text:style-name="T5">(</text:span><text:span text:style-name="T8">"Нет"</text:span><text:span text:style-name="T5">)</text:span><text:line-break/><text:span text:style-name="T4">except</text:span><text:span text:style-name="T5">:</text:span><text:line-break/><text:span text:style-name="T5"> <text:s text:c="3"/></text:span><text:span text:style-name="T6">print</text:span><text:span text:style-name="T5">(</text:span><text:span text:style-name="T8">"Ошибка"</text:span><text:span text:style-name="T5">)</text:span></text:p>
      <text:p text:style-name="P6"/>
      <text:p text:style-name="P6"/>
      <text:p text:style-name="P7"><text:span text:style-name="T4">try</text:span><text:span text:style-name="T5">:</text:span><text:line-break/><text:span text:style-name="T5"> <text:s text:c="3"/>a = </text:span><text:span text:style-name="T6">int</text:span><text:span text:style-name="T5">(</text:span><text:span text:style-name="T6">input</text:span><text:span text:style-name="T5">())</text:span><text:line-break/><text:span text:style-name="T5"> <text:s text:c="3"/>b = </text:span><text:span text:style-name="T6">int</text:span><text:span text:style-name="T5">(</text:span><text:span text:style-name="T6">input</text:span><text:span text:style-name="T5">())</text:span><text:line-break/><text:span text:style-name="T5"> <text:s text:c="3"/>c = </text:span><text:span text:style-name="T6">int</text:span><text:span text:style-name="T5">(</text:span><text:span text:style-name="T6">input</text:span><text:span text:style-name="T5">())</text:span><text:line-break/><text:span text:style-name="T5"> <text:s text:c="3"/></text:span><text:span text:style-name="T4">if </text:span><text:span text:style-name="T5">(a == b </text:span><text:span text:style-name="T4">and </text:span><text:span text:style-name="T5">a != c </text:span><text:span text:style-name="T4">and </text:span><text:span text:style-name="T5">b != c) </text:span><text:span text:style-name="T4">or </text:span><text:span text:style-name="T5">(a != b </text:span><text:span text:style-name="T4">and </text:span><text:span text:style-name="T5">a == c </text:span><text:span text:style-name="T4">and </text:span><text:span text:style-name="T5">b != c) </text:span><text:span text:style-name="T4">or </text:span><text:span text:style-name="T5">(a != b </text:span><text:span text:style-name="T4">and </text:span><text:span text:style-name="T5">a != c </text:span><text:span text:style-name="T4">and </text:span><text:span text:style-name="T5">b == c):</text:span><text:line-break/><text:span text:style-name="T5"> <text:s text:c="7"/></text:span><text:span text:style-name="T4">if </text:span><text:span text:style-name="T5">a == b:</text:span><text:line-break/><text:span text:style-name="T5"> <text:s text:c="11"/></text:span><text:span text:style-name="T6">print</text:span><text:span text:style-name="T5">(</text:span><text:span text:style-name="T7">3</text:span><text:span text:style-name="T5">)</text:span><text:line-break/><text:span text:style-name="T5"> <text:s text:c="7"/></text:span><text:span text:style-name="T4">elif </text:span><text:span text:style-name="T5">a == c:</text:span><text:line-break/><text:span text:style-name="T5"> <text:s text:c="11"/></text:span><text:span text:style-name="T6">print</text:span><text:span text:style-name="T5">(</text:span><text:span text:style-name="T7">2</text:span><text:span text:style-name="T5">)</text:span><text:line-break/><text:span text:style-name="T5"> <text:s text:c="7"/></text:span><text:span text:style-name="T4">elif </text:span><text:span text:style-name="T5">b == c:</text:span><text:line-break/><text:span text:style-name="T5"> <text:s text:c="11"/></text:span><text:span text:style-name="T6">print</text:span><text:span text:style-name="T5">(</text:span><text:span text:style-name="T7">1</text:span><text:span text:style-name="T5">)</text:span><text:line-break/><text:span text:style-name="T4">except</text:span><text:span text:style-name="T5">:</text:span><text:line-break/><text:span text:style-name="T5"> <text:s text:c="3"/></text:span><text:span text:style-name="T6">print</text:span><text:span text:style-name="T5">(</text:span><text:span text:style-name="T8">"Ошибка"</text:span><text:span text:style-name="T5">)</text:span></text:p>
      <text:p text:style-name="P6"/>
      <text:p text:style-name="P8">Протокол работы программы:</text:p>
      <text:p text:style-name="P8">1)</text:p>
      <text:p text:style-name="P8">4</text:p>
      <text:p text:style-name="P8">4</text:p>
      <text:p text:style-name="P8">-1</text:p>
      <text:p text:style-name="P8">Ровно 2 из них положительны</text:p>
      <text:p text:style-name="P8"/>
      <text:p text:style-name="P8">2)</text:p>
      <text:p text:style-name="P8">2</text:p>
      <text:p text:style-name="P6">4</text:p>
      <text:p text:style-name="P6">2</text:p>
      <text:p text:style-name="P6"/>
      <text:p text:style-name="P6">3</text:p>
      <text:p text:style-name="P6">Вывод: в процессе выполнения практического занятия выработала навыки</text:p>
      <text:p text:style-name="P6">составления программ.Были использованы языковые конструкции if try-</text:p>
      <text:p text:style-name="P6">except.Выполнены разработка кода, отладка,тестирование,оптимизация</text:p>
      <text:p text:style-name="P6">программного кода.Готовая практическая работа выгружена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5:13:28.089394263</meta:creation-date>
    <dc:date>2022-10-18T15:27:34.803386425</dc:date>
    <meta:editing-duration>PT2M59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3" meta:paragraph-count="29" meta:word-count="249" meta:character-count="1560" meta:non-whitespace-character-count="1217"/>
  </office:meta>
</office:document-meta>
</file>